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T1" style:family="text">
      <style:text-properties style:use-window-font-color="true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This</text:span></text:p>
            <text:p><text:span text:style-name="T2">Is</text:span></text:p>
            <text:p>Tex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Vajna</meta:initial-creator>
    <meta:creation-date>2017-01-30T09:22:26.645420449</meta:creation-date>
    <dc:date>2017-02-24T14:55:59.125195827</dc:date>
    <meta:editing-duration>PT4M57S</meta:editing-duration>
    <meta:editing-cycles>12</meta:editing-cycles>
    <meta:generator>LibreOffice/5.2.3.3$Linux_X86_64 LibreOffice_project/20m0$Build-3</meta:generator>
    <meta:document-statistic meta:object-count="24"/>
  </office:meta>
</office:document-meta>
</file>